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text-properties fo:language="ru" fo:country="RU"/>
    </style:style>
    <style:style style:name="P25" style:parent-style-name="Standard" style:family="paragraph"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P31" style:parent-style-name="Standard" style:family="paragraph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P54" style:parent-style-name="Standard" style:family="paragraph">
      <style:text-properties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text-properties fo:language="ru" fo:country="RU"/>
    </style:style>
    <style:style style:name="P62" style:parent-style-name="Standard" style:family="paragraph">
      <style:text-properties fo:language="ru" fo:country="RU"/>
    </style:style>
    <style:style style:name="P63" style:parent-style-name="Standard" style:family="paragraph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P84" style:parent-style-name="Standard" style:family="paragraph">
      <style:text-properties fo:language="ru" fo:country="RU"/>
    </style:style>
    <style:style style:name="P85" style:parent-style-name="Standard" style:family="paragraph">
      <style:text-properties fo:language="ru" fo:country="RU"/>
    </style:style>
    <style:style style:name="P86" style:parent-style-name="Standard" style:family="paragraph">
      <style:text-properties fo:language="ru" fo:country="RU"/>
    </style:style>
    <style:style style:name="P87" style:parent-style-name="Standard" style:family="paragraph">
      <style:text-properties fo:language="ru" fo:country="RU"/>
    </style:style>
    <style:style style:name="P88" style:parent-style-name="Standard" style:family="paragraph">
      <style:text-properties fo:language="ru" fo:country="RU"/>
    </style:style>
    <style:style style:name="P89" style:parent-style-name="Standard" style:family="paragraph">
      <style:text-properties fo:language="ru" fo:country="RU"/>
    </style:style>
    <style:style style:name="P90" style:parent-style-name="Standard" style:family="paragraph">
      <style:text-properties fo:language="ru" fo:country="RU"/>
    </style:style>
    <style:style style:name="P91" style:parent-style-name="Standard" style:family="paragraph">
      <style:text-properties fo:language="ru" fo:country="RU"/>
    </style:style>
    <style:style style:name="P92" style:parent-style-name="Standard" style:family="paragraph">
      <style:text-properties fo:language="ru" fo:country="RU"/>
    </style:style>
    <style:style style:name="P93" style:parent-style-name="Standard" style:family="paragraph">
      <style:text-properties fo:language="ru" fo:country="RU"/>
    </style:style>
    <style:style style:name="P94" style:parent-style-name="Standard" style:family="paragraph">
      <style:text-properties fo:language="ru" fo:country="RU"/>
    </style:style>
    <style:style style:name="P95" style:parent-style-name="Standard" style:family="paragraph">
      <style:text-properties fo:language="ru" fo:country="RU"/>
    </style:style>
    <style:style style:name="P96" style:parent-style-name="Standard" style:family="paragraph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P106" style:parent-style-name="Standard" style:family="paragraph">
      <style:text-properties fo:language="ru" fo:country="RU"/>
    </style:style>
    <style:style style:name="P107" style:parent-style-name="Standard" style:family="paragraph">
      <style:text-properties fo:language="ru" fo:country="RU"/>
    </style:style>
    <style:style style:name="P108" style:parent-style-name="Standard" style:family="paragraph">
      <style:text-properties fo:language="ru" fo:country="RU"/>
    </style:style>
    <style:style style:name="P109" style:parent-style-name="Standard" style:family="paragraph">
      <style:text-properties fo:language="ru" fo:country="RU"/>
    </style:style>
    <style:style style:name="P110" style:parent-style-name="Standard" style:family="paragraph">
      <style:text-properties fo:language="ru" fo:country="RU"/>
    </style:style>
    <style:style style:name="P111" style:parent-style-name="Standard" style:family="paragraph">
      <style:text-properties fo:language="ru" fo:country="RU"/>
    </style:style>
    <style:style style:name="P112" style:parent-style-name="Standard" style:family="paragraph">
      <style:text-properties fo:language="ru" fo:country="RU"/>
    </style:style>
    <style:style style:name="P113" style:parent-style-name="Standard" style:family="paragraph">
      <style:text-properties fo:language="ru" fo:country="RU"/>
    </style:style>
    <style:style style:name="P114" style:parent-style-name="Standard" style:family="paragraph">
      <style:text-properties fo:language="ru" fo:country="RU"/>
    </style:style>
    <style:style style:name="P115" style:parent-style-name="Standard" style:family="paragraph">
      <style:text-properties fo:language="ru" fo:country="RU"/>
    </style:style>
    <style:style style:name="P116" style:parent-style-name="Standard" style:family="paragraph">
      <style:text-properties fo:language="ru" fo:country="RU"/>
    </style:style>
    <style:style style:name="P117" style:parent-style-name="Standard" style:family="paragraph">
      <style:text-properties fo:language="ru" fo:country="RU"/>
    </style:style>
    <style:style style:name="P118" style:parent-style-name="Standard" style:family="paragraph">
      <style:text-properties fo:language="ru" fo:country="RU"/>
    </style:style>
    <style:style style:name="P119" style:parent-style-name="Standard" style:family="paragraph">
      <style:text-properties fo:language="ru" fo:country="RU"/>
    </style:style>
    <style:style style:name="P120" style:parent-style-name="Standard" style:family="paragraph">
      <style:text-properties fo:language="ru" fo:country="RU"/>
    </style:style>
    <style:style style:name="P121" style:parent-style-name="Standard" style:family="paragraph">
      <style:text-properties fo:language="ru" fo:country="RU"/>
    </style:style>
    <style:style style:name="P122" style:parent-style-name="Standard" style:family="paragraph">
      <style:text-properties fo:language="ru" fo:country="RU"/>
    </style:style>
    <style:style style:name="P123" style:parent-style-name="Standard" style:family="paragraph">
      <style:text-properties fo:language="ru" fo:country="RU"/>
    </style:style>
    <style:style style:name="P124" style:parent-style-name="Standard" style:family="paragraph">
      <style:text-properties fo:language="ru" fo:country="RU"/>
    </style:style>
    <style:style style:name="P125" style:parent-style-name="Standard" style:family="paragraph">
      <style:text-properties fo:language="ru" fo:country="RU"/>
    </style:style>
    <style:style style:name="P126" style:parent-style-name="Standard" style:family="paragraph">
      <style:text-properties fo:language="ru" fo:country="RU"/>
    </style:style>
    <style:style style:name="P127" style:parent-style-name="Standard" style:family="paragraph">
      <style:text-properties fo:language="ru" fo:country="RU"/>
    </style:style>
    <style:style style:name="P128" style:parent-style-name="Standard" style:family="paragraph">
      <style:text-properties fo:language="ru" fo:country="RU"/>
    </style:style>
    <style:style style:name="P129" style:parent-style-name="Standard" style:family="paragraph">
      <style:text-properties fo:language="ru" fo:country="RU"/>
    </style:style>
    <style:style style:name="P130" style:parent-style-name="Standard" style:family="paragraph">
      <style:text-properties fo:language="ru" fo:country="RU"/>
    </style:style>
    <style:style style:name="P131" style:parent-style-name="Standard" style:family="paragraph">
      <style:text-properties fo:language="ru" fo:country="RU"/>
    </style:style>
    <style:style style:name="P132" style:parent-style-name="Standard" style:family="paragraph">
      <style:text-properties fo:language="ru" fo:country="RU"/>
    </style:style>
    <style:style style:name="P133" style:parent-style-name="Standard" style:family="paragraph">
      <style:text-properties fo:language="ru" fo:country="RU"/>
    </style:style>
    <style:style style:name="P134" style:parent-style-name="Standard" style:family="paragraph">
      <style:text-properties fo:language="ru" fo:country="RU"/>
    </style:style>
    <style:style style:name="P135" style:parent-style-name="Standard" style:family="paragraph">
      <style:text-properties fo:language="ru" fo:country="RU"/>
    </style:style>
    <style:style style:name="P136" style:parent-style-name="Standard" style:family="paragraph">
      <style:text-properties fo:language="ru" fo:country="RU"/>
    </style:style>
    <style:style style:name="P137" style:parent-style-name="Standard" style:family="paragraph">
      <style:text-properties fo:language="ru" fo:country="RU"/>
    </style:style>
    <style:style style:name="P138" style:parent-style-name="Standard" style:family="paragraph">
      <style:text-properties fo:language="ru" fo:country="RU"/>
    </style:style>
    <style:style style:name="P139" style:parent-style-name="Standard" style:family="paragraph">
      <style:text-properties fo:language="ru" fo:country="RU"/>
    </style:style>
    <style:style style:name="P140" style:parent-style-name="Standard" style:family="paragraph">
      <style:text-properties fo:language="ru" fo:country="RU"/>
    </style:style>
    <style:style style:name="P141" style:parent-style-name="Standard" style:family="paragraph">
      <style:text-properties fo:language="ru" fo:country="RU"/>
    </style:style>
    <style:style style:name="P142" style:parent-style-name="Standard" style:family="paragraph">
      <style:text-properties fo:language="ru" fo:country="RU"/>
    </style:style>
    <style:style style:name="P143" style:parent-style-name="Standard" style:family="paragraph">
      <style:text-properties fo:language="ru" fo:country="RU"/>
    </style:style>
    <style:style style:name="P144" style:parent-style-name="Standard" style:family="paragraph">
      <style:text-properties fo:language="ru" fo:country="RU"/>
    </style:style>
    <style:style style:name="P145" style:parent-style-name="Standard" style:family="paragraph">
      <style:text-properties fo:language="ru" fo:country="RU"/>
    </style:style>
    <style:style style:name="P146" style:parent-style-name="Standard" style:family="paragraph">
      <style:text-properties fo:language="ru" fo:country="RU"/>
    </style:style>
    <style:style style:name="P147" style:parent-style-name="Standard" style:family="paragraph">
      <style:text-properties fo:language="ru" fo:country="RU"/>
    </style:style>
    <style:style style:name="P148" style:parent-style-name="Standard" style:family="paragraph">
      <style:text-properties fo:language="ru" fo:country="RU"/>
    </style:style>
    <style:style style:name="P149" style:parent-style-name="Standard" style:family="paragraph">
      <style:text-properties fo:language="ru" fo:country="RU"/>
    </style:style>
    <style:style style:name="P150" style:parent-style-name="Standard" style:family="paragraph">
      <style:text-properties fo:language="ru" fo:country="RU"/>
    </style:style>
    <style:style style:name="P151" style:parent-style-name="Standard" style:family="paragraph">
      <style:text-properties fo:language="ru" fo:country="RU"/>
    </style:style>
    <style:style style:name="P152" style:parent-style-name="Standard" style:family="paragraph">
      <style:text-properties fo:language="ru" fo:country="RU"/>
    </style:style>
    <style:style style:name="P153" style:parent-style-name="Standard" style:family="paragraph">
      <style:text-properties fo:language="ru" fo:country="RU"/>
    </style:style>
    <style:style style:name="P154" style:parent-style-name="Standard" style:family="paragraph">
      <style:text-properties fo:language="ru" fo:country="RU"/>
    </style:style>
    <style:style style:name="P155" style:parent-style-name="Standard" style:family="paragraph">
      <style:text-properties fo:language="ru" fo:country="RU"/>
    </style:style>
    <style:style style:name="P156" style:parent-style-name="Standard" style:family="paragraph">
      <style:text-properties fo:language="ru" fo:country="RU"/>
    </style:style>
    <style:style style:name="P157" style:parent-style-name="Standard" style:family="paragraph">
      <style:text-properties fo:language="ru" fo:country="RU"/>
    </style:style>
    <style:style style:name="P158" style:parent-style-name="Standard" style:family="paragraph">
      <style:text-properties fo:language="ru" fo:country="RU"/>
    </style:style>
    <style:style style:name="P159" style:parent-style-name="Standard" style:family="paragraph">
      <style:text-properties fo:language="ru" fo:country="RU"/>
    </style:style>
    <style:style style:name="P160" style:parent-style-name="Standard" style:family="paragraph">
      <style:text-properties fo:language="ru" fo:country="RU"/>
    </style:style>
    <style:style style:name="P161" style:parent-style-name="Standard" style:family="paragraph">
      <style:text-properties fo:language="ru" fo:country="RU"/>
    </style:style>
    <style:style style:name="P162" style:parent-style-name="Standard" style:family="paragraph">
      <style:text-properties fo:language="ru" fo:country="RU"/>
    </style:style>
    <style:style style:name="P163" style:parent-style-name="Standard" style:family="paragraph">
      <style:text-properties fo:language="ru" fo:country="RU"/>
    </style:style>
    <style:style style:name="P164" style:parent-style-name="Standard" style:family="paragraph">
      <style:text-properties fo:language="ru" fo:country="RU"/>
    </style:style>
    <style:style style:name="P165" style:parent-style-name="Standard" style:family="paragraph">
      <style:text-properties fo:language="ru" fo:country="RU"/>
    </style:style>
    <style:style style:name="P166" style:parent-style-name="Standard" style:family="paragraph">
      <style:text-properties fo:language="ru" fo:country="RU"/>
    </style:style>
    <style:style style:name="P167" style:parent-style-name="Standard" style:family="paragraph">
      <style:text-properties fo:language="ru" fo:country="RU"/>
    </style:style>
    <style:style style:name="P168" style:parent-style-name="Standard" style:family="paragraph">
      <style:text-properties fo:language="ru" fo:country="RU"/>
    </style:style>
    <style:style style:name="P169" style:parent-style-name="Standard" style:family="paragraph">
      <style:text-properties fo:language="ru" fo:country="RU"/>
    </style:style>
    <style:style style:name="P170" style:parent-style-name="Standard" style:family="paragraph">
      <style:text-properties fo:language="ru" fo:country="RU"/>
    </style:style>
    <style:style style:name="P171" style:parent-style-name="Standard" style:family="paragraph">
      <style:text-properties fo:language="ru" fo:country="RU"/>
    </style:style>
    <style:style style:name="P172" style:parent-style-name="Standard" style:family="paragraph">
      <style:text-properties fo:language="ru" fo:country="RU"/>
    </style:style>
    <style:style style:name="P173" style:parent-style-name="Standard" style:family="paragraph">
      <style:text-properties fo:language="ru" fo:country="RU"/>
    </style:style>
    <style:style style:name="P174" style:parent-style-name="Standard" style:family="paragraph">
      <style:text-properties fo:language="ru" fo:country="RU"/>
    </style:style>
    <style:style style:name="P175" style:parent-style-name="Standard" style:family="paragraph">
      <style:text-properties fo:language="ru" fo:country="RU"/>
    </style:style>
    <style:style style:name="P176" style:parent-style-name="Standard" style:family="paragraph">
      <style:text-properties fo:language="ru" fo:country="RU"/>
    </style:style>
    <style:style style:name="P177" style:parent-style-name="Standard" style:family="paragraph">
      <style:text-properties fo:language="ru" fo:country="RU"/>
    </style:style>
    <style:style style:name="P178" style:parent-style-name="Standard" style:family="paragraph">
      <style:text-properties fo:language="ru" fo:country="RU"/>
    </style:style>
    <style:style style:name="P179" style:parent-style-name="Standard" style:family="paragraph">
      <style:text-properties fo:language="ru" fo:country="RU"/>
    </style:style>
    <style:style style:name="P180" style:parent-style-name="Standard" style:family="paragraph">
      <style:text-properties fo:language="ru" fo:country="RU"/>
    </style:style>
    <style:style style:name="P181" style:parent-style-name="Standard" style:family="paragraph">
      <style:text-properties fo:language="ru" fo:country="RU"/>
    </style:style>
    <style:style style:name="P182" style:parent-style-name="Standard" style:family="paragraph">
      <style:text-properties fo:language="ru" fo:country="RU"/>
    </style:style>
    <style:style style:name="P183" style:parent-style-name="Standard" style:family="paragraph">
      <style:text-properties fo:language="ru" fo:country="RU"/>
    </style:style>
    <style:style style:name="P184" style:parent-style-name="Standard" style:family="paragraph">
      <style:text-properties fo:language="ru" fo:country="RU"/>
    </style:style>
    <style:style style:name="P185" style:parent-style-name="Standard" style:family="paragraph">
      <style:text-properties fo:language="ru" fo:country="RU"/>
    </style:style>
    <style:style style:name="T186" style:parent-style-name="Основнойшрифтабзаца" style:family="text">
      <style:text-properties fo:language="ru" fo:country="RU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Основнойшрифтабзаца" style:family="text">
      <style:text-properties fo:language="ru" fo:country="RU"/>
    </style:style>
    <style:style style:name="P189" style:parent-style-name="Standard" style:family="paragraph">
      <style:text-properties fo:language="ru" fo:country="RU"/>
    </style:style>
    <style:style style:name="P190" style:parent-style-name="Standard" style:family="paragraph">
      <style:text-properties fo:language="ru" fo:country="RU"/>
    </style:style>
    <style:style style:name="P191" style:parent-style-name="Standard" style:family="paragraph">
      <style:text-properties fo:language="ru" fo:country="RU"/>
    </style:style>
    <style:style style:name="P192" style:parent-style-name="Standard" style:family="paragraph">
      <style:text-properties fo:language="ru" fo:country="RU"/>
    </style:style>
    <style:style style:name="T193" style:parent-style-name="Основнойшрифтабзаца" style:family="text">
      <style:text-properties fo:language="ru" fo:country="RU"/>
    </style:style>
    <style:style style:name="T194" style:parent-style-name="Основнойшрифтабзаца" style:family="text">
      <style:text-properties fo:language="ru" fo:country="RU"/>
    </style:style>
    <style:style style:name="T195" style:parent-style-name="Основнойшрифтабзаца" style:family="text">
      <style:text-properties fo:language="ru" fo:country="RU"/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fo:language="ru" fo:country="RU"/>
    </style:style>
    <style:style style:name="P198" style:parent-style-name="Standard" style:family="paragraph">
      <style:text-properties fo:language="ru" fo:country="RU"/>
    </style:style>
    <style:style style:name="P199" style:parent-style-name="Standard" style:family="paragraph">
      <style:text-properties fo:language="ru" fo:country="RU"/>
    </style:style>
    <style:style style:name="P200" style:parent-style-name="Standard" style:family="paragraph">
      <style:text-properties fo:language="ru" fo:country="RU"/>
    </style:style>
    <style:style style:name="P201" style:parent-style-name="Standard" style:family="paragraph">
      <style:text-properties fo:language="ru" fo:country="RU"/>
    </style:style>
    <style:style style:name="P202" style:parent-style-name="Standard" style:family="paragraph">
      <style:text-properties fo:language="ru" fo:country="RU"/>
    </style:style>
    <style:style style:name="P203" style:parent-style-name="Standard" style:family="paragraph">
      <style:text-properties fo:language="ru" fo:country="RU"/>
    </style:style>
    <style:style style:name="P204" style:parent-style-name="Standard" style:family="paragraph">
      <style:text-properties fo:language="ru" fo:country="RU"/>
    </style:style>
    <style:style style:name="T205" style:parent-style-name="Основнойшрифтабзаца" style:family="text">
      <style:text-properties fo:language="ru" fo:country="RU"/>
    </style:style>
    <style:style style:name="T206" style:parent-style-name="Основнойшрифтабзаца" style:family="text">
      <style:text-properties fo:language="ru" fo:country="RU"/>
    </style:style>
    <style:style style:name="T207" style:parent-style-name="Основнойшрифтабзаца" style:family="text">
      <style:text-properties fo:language="ru" fo:country="RU"/>
    </style:style>
    <style:style style:name="P208" style:parent-style-name="Standard" style:family="paragraph">
      <style:text-properties fo:language="ru" fo:country="RU"/>
    </style:style>
    <style:style style:name="P209" style:parent-style-name="Standard" style:family="paragraph">
      <style:text-properties fo:language="ru" fo:country="RU"/>
    </style:style>
    <style:style style:name="P210" style:parent-style-name="Standard" style:family="paragraph">
      <style:text-properties fo:language="ru" fo:country="RU"/>
    </style:style>
    <style:style style:name="P211" style:parent-style-name="Standard" style:family="paragraph">
      <style:text-properties fo:language="ru" fo:country="RU"/>
    </style:style>
    <style:style style:name="P212" style:parent-style-name="Standard" style:family="paragraph">
      <style:text-properties fo:language="ru" fo:country="RU"/>
    </style:style>
    <style:style style:name="P213" style:parent-style-name="Standard" style:family="paragraph">
      <style:text-properties fo:language="ru" fo:country="RU"/>
    </style:style>
    <style:style style:name="P214" style:parent-style-name="Standard" style:family="paragraph">
      <style:text-properties fo:language="ru" fo:country="RU"/>
    </style:style>
    <style:style style:name="P215" style:parent-style-name="Standard" style:family="paragraph">
      <style:text-properties fo:language="ru" fo:country="RU"/>
    </style:style>
    <style:style style:name="P216" style:parent-style-name="Standard" style:family="paragraph">
      <style:text-properties fo:language="ru" fo:country="RU"/>
    </style:style>
    <style:style style:name="P217" style:parent-style-name="Standard" style:family="paragraph">
      <style:text-properties fo:language="ru" fo:country="RU"/>
    </style:style>
    <style:style style:name="P218" style:parent-style-name="Standard" style:family="paragraph">
      <style:text-properties fo:language="ru" fo:country="RU"/>
    </style:style>
    <style:style style:name="T219" style:parent-style-name="Основнойшрифтабзаца" style:family="text">
      <style:text-properties fo:language="ru" fo:country="RU"/>
    </style:style>
    <style:style style:name="T220" style:parent-style-name="Основнойшрифтабзаца" style:family="text">
      <style:text-properties fo:language="ru" fo:country="RU"/>
    </style:style>
    <style:style style:name="T221" style:parent-style-name="Основнойшрифтабзаца" style:family="text">
      <style:text-properties fo:language="ru" fo:country="RU"/>
    </style:style>
    <style:style style:name="T222" style:parent-style-name="Основнойшрифтабзаца" style:family="text">
      <style:text-properties fo:language="ru" fo:country="RU"/>
    </style:style>
    <style:style style:name="T223" style:parent-style-name="Основнойшрифтабзаца" style:family="text">
      <style:text-properties fo:language="ru" fo:country="RU"/>
    </style:style>
    <style:style style:name="T224" style:parent-style-name="Основнойшрифтабзаца" style:family="text">
      <style:text-properties fo:language="ru" fo:country="RU"/>
    </style:style>
    <style:style style:name="P225" style:parent-style-name="Standard" style:family="paragraph">
      <style:text-properties fo:language="ru" fo:country="RU"/>
    </style:style>
    <style:style style:name="T226" style:parent-style-name="Основнойшрифтабзаца" style:family="text">
      <style:text-properties fo:language="ru" fo:country="RU"/>
    </style:style>
    <style:style style:name="T227" style:parent-style-name="Основнойшрифтабзаца" style:family="text">
      <style:text-properties fo:language="ru" fo:country="RU"/>
    </style:style>
    <style:style style:name="T228" style:parent-style-name="Основнойшрифтабзаца" style:family="text">
      <style:text-properties fo:language="ru" fo:country="RU"/>
    </style:style>
    <style:style style:name="T229" style:parent-style-name="Основнойшрифтабзаца" style:family="text">
      <style:text-properties fo:language="ru" fo:country="RU"/>
    </style:style>
    <style:style style:name="T230" style:parent-style-name="Основнойшрифтабзаца" style:family="text">
      <style:text-properties fo:language="ru" fo:country="RU"/>
    </style:style>
    <style:style style:name="T231" style:parent-style-name="Основнойшрифтабзаца" style:family="text">
      <style:text-properties fo:language="ru" fo:country="RU"/>
    </style:style>
    <style:style style:name="T232" style:parent-style-name="Основнойшрифтабзаца" style:family="text">
      <style:text-properties fo:language="ru" fo:country="RU"/>
    </style:style>
    <style:style style:name="T233" style:parent-style-name="Основнойшрифтабзаца" style:family="text">
      <style:text-properties fo:language="ru" fo:country="RU"/>
    </style:style>
    <style:style style:name="P234" style:parent-style-name="Standard" style:family="paragraph">
      <style:text-properties fo:language="ru" fo:country="RU"/>
    </style:style>
    <style:style style:name="T235" style:parent-style-name="Основнойшрифтабзаца" style:family="text">
      <style:text-properties fo:language="ru" fo:country="RU"/>
    </style:style>
    <style:style style:name="T236" style:parent-style-name="Основнойшрифтабзаца" style:family="text">
      <style:text-properties fo:language="ru" fo:country="RU"/>
    </style:style>
    <style:style style:name="T237" style:parent-style-name="Основнойшрифтабзаца" style:family="text">
      <style:text-properties fo:language="ru" fo:country="RU"/>
    </style:style>
    <style:style style:name="T238" style:parent-style-name="Основнойшрифтабзаца" style:family="text">
      <style:text-properties fo:language="ru" fo:country="RU"/>
    </style:style>
    <style:style style:name="P239" style:parent-style-name="Standard" style:family="paragraph">
      <style:text-properties fo:language="ru" fo:country="RU"/>
    </style:style>
    <style:style style:name="T240" style:parent-style-name="Основнойшрифтабзаца" style:family="text">
      <style:text-properties fo:language="ru" fo:country="RU"/>
    </style:style>
    <style:style style:name="T241" style:parent-style-name="Основнойшрифтабзаца" style:family="text">
      <style:text-properties fo:language="ru" fo:country="RU"/>
    </style:style>
    <style:style style:name="T242" style:parent-style-name="Основнойшрифтабзаца" style:family="text">
      <style:text-properties fo:language="ru" fo:country="RU"/>
    </style:style>
    <style:style style:name="T243" style:parent-style-name="Основнойшрифтабзаца" style:family="text">
      <style:text-properties fo:language="ru" fo:country="RU"/>
    </style:style>
    <style:style style:name="P244" style:parent-style-name="Standard" style:family="paragraph">
      <style:text-properties fo:language="ru" fo:country="RU"/>
    </style:style>
    <style:style style:name="T245" style:parent-style-name="Основнойшрифтабзаца" style:family="text">
      <style:text-properties fo:language="ru" fo:country="RU"/>
    </style:style>
    <style:style style:name="T246" style:parent-style-name="Основнойшрифтабзаца" style:family="text">
      <style:text-properties fo:language="ru" fo:country="RU"/>
    </style:style>
    <style:style style:name="T247" style:parent-style-name="Основнойшрифтабзаца" style:family="text">
      <style:text-properties fo:language="ru" fo:country="RU"/>
    </style:style>
    <style:style style:name="T248" style:parent-style-name="Основнойшрифтабзаца" style:family="text">
      <style:text-properties fo:language="ru" fo:country="RU"/>
    </style:style>
    <style:style style:name="T249" style:parent-style-name="Основнойшрифтабзаца" style:family="text">
      <style:text-properties fo:language="ru" fo:country="RU"/>
    </style:style>
    <style:style style:name="T250" style:parent-style-name="Основнойшрифтабзаца" style:family="text">
      <style:text-properties fo:language="ru" fo:country="RU"/>
    </style:style>
    <style:style style:name="T251" style:parent-style-name="Основнойшрифтабзаца" style:family="text">
      <style:text-properties fo:language="ru" fo:country="RU"/>
    </style:style>
    <style:style style:name="T252" style:parent-style-name="Основнойшрифтабзаца" style:family="text">
      <style:text-properties fo:language="ru" fo:country="RU"/>
    </style:style>
    <style:style style:name="T253" style:parent-style-name="Основнойшрифтабзаца" style:family="text">
      <style:text-properties fo:language="ru" fo:country="RU"/>
    </style:style>
    <style:style style:name="T254" style:parent-style-name="Основнойшрифтабзаца" style:family="text">
      <style:text-properties fo:language="ru" fo:country="RU"/>
    </style:style>
    <style:style style:name="P255" style:parent-style-name="Standard" style:family="paragraph">
      <style:text-properties fo:language="ru" fo:country="RU"/>
    </style:style>
    <style:style style:name="P256" style:parent-style-name="Standard" style:family="paragraph">
      <style:text-properties fo:language="ru" fo:country="RU"/>
    </style:style>
    <style:style style:name="T257" style:parent-style-name="Основнойшрифтабзаца" style:family="text">
      <style:text-properties fo:language="ru" fo:country="RU"/>
    </style:style>
    <style:style style:name="T258" style:parent-style-name="Основнойшрифтабзаца" style:family="text">
      <style:text-properties fo:language="ru" fo:country="RU"/>
    </style:style>
    <style:style style:name="T259" style:parent-style-name="Основнойшрифтабзаца" style:family="text">
      <style:text-properties fo:language="ru" fo:country="RU"/>
    </style:style>
    <style:style style:name="T260" style:parent-style-name="Основнойшрифтабзаца" style:family="text">
      <style:text-properties fo:language="ru" fo:country="RU"/>
    </style:style>
    <style:style style:name="T261" style:parent-style-name="Основнойшрифтабзаца" style:family="text">
      <style:text-properties fo:language="ru" fo:country="RU"/>
    </style:style>
    <style:style style:name="T262" style:parent-style-name="Основнойшрифтабзаца" style:family="text">
      <style:text-properties fo:language="ru" fo:country="RU"/>
    </style:style>
    <style:style style:name="T263" style:parent-style-name="Основнойшрифтабзаца" style:family="text">
      <style:text-properties fo:language="ru" fo:country="RU"/>
    </style:style>
    <style:style style:name="T264" style:parent-style-name="Основнойшрифтабзаца" style:family="text">
      <style:text-properties fo:language="ru" fo:country="RU"/>
    </style:style>
    <style:style style:name="P265" style:parent-style-name="Standard" style:family="paragraph">
      <style:text-properties fo:language="ru" fo:country="RU"/>
    </style:style>
    <style:style style:name="P266" style:parent-style-name="Standard" style:family="paragraph">
      <style:text-properties fo:language="ru" fo:country="RU"/>
    </style:style>
    <style:style style:name="P267" style:parent-style-name="Standard" style:family="paragraph">
      <style:text-properties fo:language="ru" fo:country="RU"/>
    </style:style>
    <style:style style:name="P268" style:parent-style-name="Standard" style:family="paragraph">
      <style:text-properties fo:language="ru" fo:country="RU"/>
    </style:style>
    <style:style style:name="P269" style:parent-style-name="Standard" style:family="paragraph">
      <style:text-properties fo:language="ru" fo:country="RU"/>
    </style:style>
    <style:style style:name="P270" style:parent-style-name="Standard" style:family="paragraph">
      <style:text-properties fo:language="ru" fo:country="RU"/>
    </style:style>
    <style:style style:name="P271" style:parent-style-name="Standard" style:family="paragraph">
      <style:text-properties fo:language="ru" fo:country="RU"/>
    </style:style>
    <style:style style:name="P272" style:parent-style-name="Standard" style:family="paragraph">
      <style:text-properties fo:language="ru" fo:country="RU"/>
    </style:style>
    <style:style style:name="P273" style:parent-style-name="Standard" style:family="paragraph">
      <style:text-properties fo:language="ru" fo:country="RU"/>
    </style:style>
    <style:style style:name="P274" style:parent-style-name="Standard" style:family="paragraph">
      <style:text-properties fo:language="ru" fo:country="RU"/>
    </style:style>
    <style:style style:name="P275" style:parent-style-name="Standard" style:family="paragraph">
      <style:text-properties fo:language="ru" fo:country="RU"/>
    </style:style>
    <style:style style:name="P276" style:parent-style-name="Standard" style:family="paragraph">
      <style:text-properties fo:language="ru" fo:country="RU"/>
    </style:style>
    <style:style style:name="P277" style:parent-style-name="Standard" style:family="paragraph">
      <style:text-properties fo:language="ru" fo:country="RU"/>
    </style:style>
    <style:style style:name="P278" style:parent-style-name="Standard" style:family="paragraph">
      <style:text-properties fo:language="ru" fo:country="RU"/>
    </style:style>
    <style:style style:name="P279" style:parent-style-name="Standard" style:family="paragraph">
      <style:text-properties fo:language="ru" fo:country="RU"/>
    </style:style>
    <style:style style:name="T280" style:parent-style-name="Основнойшрифтабзаца" style:family="text">
      <style:text-properties fo:language="ru" fo:country="RU"/>
    </style:style>
    <style:style style:name="T281" style:parent-style-name="Основнойшрифтабзаца" style:family="text">
      <style:text-properties fo:language="ru" fo:country="RU"/>
    </style:style>
    <style:style style:name="T282" style:parent-style-name="Основнойшрифтабзаца" style:family="text">
      <style:text-properties fo:language="ru" fo:country="RU"/>
    </style:style>
    <style:style style:name="P283" style:parent-style-name="Standard" style:family="paragraph">
      <style:text-properties fo:language="ru" fo:country="RU"/>
    </style:style>
    <style:style style:name="P284" style:parent-style-name="Standard" style:family="paragraph">
      <style:text-properties fo:language="ru" fo:country="RU"/>
    </style:style>
    <style:style style:name="P285" style:parent-style-name="Standard" style:family="paragraph">
      <style:text-properties fo:language="ru" fo:country="RU"/>
    </style:style>
    <style:style style:name="P286" style:parent-style-name="Standard" style:family="paragraph">
      <style:text-properties fo:language="ru" fo:country="RU"/>
    </style:style>
    <style:style style:name="P287" style:parent-style-name="Standard" style:family="paragraph">
      <style:text-properties fo:language="ru" fo:country="RU"/>
    </style:style>
    <style:style style:name="P288" style:parent-style-name="Standard" style:family="paragraph">
      <style:text-properties fo:language="ru" fo:country="RU"/>
    </style:style>
    <style:style style:name="P289" style:parent-style-name="Standard" style:family="paragraph">
      <style:text-properties fo:language="ru" fo:country="RU"/>
    </style:style>
    <style:style style:name="P290" style:parent-style-name="Standard" style:family="paragraph">
      <style:text-properties fo:language="ru" fo:country="RU"/>
    </style:style>
    <style:style style:name="P291" style:parent-style-name="Standard" style:family="paragraph">
      <style:text-properties fo:language="ru" fo:country="RU"/>
    </style:style>
    <style:style style:name="P292" style:parent-style-name="Standard" style:family="paragraph">
      <style:text-properties fo:language="ru" fo:country="RU"/>
    </style:style>
    <style:style style:name="P293" style:parent-style-name="Standard" style:family="paragraph">
      <style:text-properties fo:language="ru" fo:country="RU"/>
    </style:style>
    <style:style style:name="P294" style:parent-style-name="Standard" style:family="paragraph">
      <style:text-properties fo:language="ru" fo:country="RU"/>
    </style:style>
    <style:style style:name="P295" style:parent-style-name="Standard" style:family="paragraph">
      <style:text-properties fo:language="ru" fo:country="RU"/>
    </style:style>
    <style:style style:name="P296" style:parent-style-name="Standard" style:family="paragraph">
      <style:text-properties fo:language="ru" fo:country="RU"/>
    </style:style>
    <style:style style:name="P297" style:parent-style-name="Standard" style:family="paragraph">
      <style:text-properties fo:language="ru" fo:country="RU"/>
    </style:style>
    <style:style style:name="P298" style:parent-style-name="Standard" style:family="paragraph">
      <style:text-properties fo:language="ru" fo:country="RU"/>
    </style:style>
    <style:style style:name="P299" style:parent-style-name="Standard" style:family="paragraph">
      <style:text-properties fo:language="ru" fo:country="RU"/>
    </style:style>
    <style:style style:name="P300" style:parent-style-name="Standard" style:family="paragraph">
      <style:text-properties fo:language="ru" fo:country="RU"/>
    </style:style>
    <style:style style:name="P301" style:parent-style-name="Standard" style:family="paragraph">
      <style:text-properties fo:language="ru" fo:country="RU"/>
    </style:style>
    <style:style style:name="P302" style:parent-style-name="Standard" style:family="paragraph">
      <style:text-properties fo:language="ru" fo:country="RU"/>
    </style:style>
    <style:style style:name="P303" style:parent-style-name="Standard" style:family="paragraph">
      <style:text-properties fo:language="ru" fo:country="RU"/>
    </style:style>
    <style:style style:name="P304" style:parent-style-name="Standard" style:family="paragraph">
      <style:text-properties fo:language="ru" fo:country="RU"/>
    </style:style>
    <style:style style:name="P305" style:parent-style-name="Standard" style:family="paragraph">
      <style:text-properties fo:language="ru" fo:country="RU"/>
    </style:style>
    <style:style style:name="P306" style:parent-style-name="Standard" style:family="paragraph">
      <style:text-properties fo:language="ru" fo:country="RU"/>
    </style:style>
    <style:style style:name="P307" style:parent-style-name="Standard" style:family="paragraph">
      <style:text-properties fo:language="ru" fo:country="RU"/>
    </style:style>
    <style:style style:name="P308" style:parent-style-name="Standard" style:family="paragraph">
      <style:text-properties fo:language="ru" fo:country="RU"/>
    </style:style>
    <style:style style:name="P309" style:parent-style-name="Standard" style:family="paragraph">
      <style:text-properties fo:language="ru" fo:country="RU"/>
    </style:style>
    <style:style style:name="P310" style:parent-style-name="Standard" style:family="paragraph">
      <style:text-properties fo:language="ru" fo:country="RU"/>
    </style:style>
    <style:style style:name="P311" style:parent-style-name="Standard" style:family="paragraph">
      <style:text-properties fo:language="ru" fo:country="RU"/>
    </style:style>
    <style:style style:name="P312" style:parent-style-name="Standard" style:family="paragraph">
      <style:text-properties fo:language="ru" fo:country="RU"/>
    </style:style>
    <style:style style:name="P313" style:parent-style-name="Standard" style:family="paragraph">
      <style:text-properties fo:language="ru" fo:country="RU"/>
    </style:style>
    <style:style style:name="P314" style:parent-style-name="Standard" style:family="paragraph">
      <style:text-properties fo:language="ru" fo:country="RU"/>
    </style:style>
    <style:style style:name="P315" style:parent-style-name="Standard" style:family="paragraph">
      <style:text-properties fo:language="ru" fo:country="RU"/>
    </style:style>
    <style:style style:name="P316" style:parent-style-name="Standard" style:family="paragraph">
      <style:text-properties fo:language="ru" fo:country="RU"/>
    </style:style>
    <style:style style:name="P317" style:parent-style-name="Standard" style:family="paragraph">
      <style:text-properties fo:language="ru" fo:country="RU"/>
    </style:style>
    <style:style style:name="P318" style:parent-style-name="Standard" style:family="paragraph">
      <style:text-properties fo:language="ru" fo:country="RU"/>
    </style:style>
    <style:style style:name="P319" style:parent-style-name="Standard" style:family="paragraph">
      <style:text-properties fo:language="ru" fo:country="RU"/>
    </style:style>
    <style:style style:name="P320" style:parent-style-name="Standard" style:family="paragraph">
      <style:text-properties fo:language="ru" fo:country="RU"/>
    </style:style>
    <style:style style:name="P321" style:parent-style-name="Standard" style:family="paragraph">
      <style:text-properties fo:language="ru" fo:country="RU"/>
    </style:style>
    <style:style style:name="P322" style:parent-style-name="Standard" style:family="paragraph">
      <style:text-properties fo:language="ru" fo:country="RU"/>
    </style:style>
    <style:style style:name="P323" style:parent-style-name="Standard" style:family="paragraph">
      <style:text-properties fo:language="ru" fo:country="RU"/>
    </style:style>
    <style:style style:name="P324" style:parent-style-name="Standard" style:family="paragraph">
      <style:text-properties fo:language="ru" fo:country="RU"/>
    </style:style>
    <style:style style:name="P325" style:parent-style-name="Standard" style:family="paragraph">
      <style:text-properties fo:language="ru" fo:country="RU"/>
    </style:style>
    <style:style style:name="P326" style:parent-style-name="Standard" style:family="paragraph">
      <style:text-properties fo:language="ru" fo:country="RU"/>
    </style:style>
    <style:style style:name="T327" style:parent-style-name="Основнойшрифтабзаца" style:family="text">
      <style:text-properties fo:language="ru" fo:country="RU"/>
    </style:style>
    <style:style style:name="T328" style:parent-style-name="Основнойшрифтабзаца" style:family="text">
      <style:text-properties fo:language="ru" fo:country="RU"/>
    </style:style>
    <style:style style:name="T329" style:parent-style-name="Основнойшрифтабзаца" style:family="text">
      <style:text-properties fo:language="ru" fo:country="RU"/>
    </style:style>
    <style:style style:name="P330" style:parent-style-name="Standard" style:family="paragraph">
      <style:text-properties fo:language="ru" fo:country="RU"/>
    </style:style>
    <style:style style:name="P331" style:parent-style-name="Standard" style:family="paragraph">
      <style:text-properties fo:language="ru" fo:country="RU"/>
    </style:style>
    <style:style style:name="P332" style:parent-style-name="Standard" style:family="paragraph">
      <style:text-properties fo:language="ru" fo:country="RU"/>
    </style:style>
    <style:style style:name="P333" style:parent-style-name="Standard" style:family="paragraph">
      <style:text-properties fo:language="ru" fo:country="RU"/>
    </style:style>
    <style:style style:name="P334" style:parent-style-name="Standard" style:family="paragraph">
      <style:text-properties fo:language="ru" fo:country="RU"/>
    </style:style>
    <style:style style:name="P335" style:parent-style-name="Standard" style:family="paragraph">
      <style:text-properties fo:language="ru" fo:country="RU"/>
    </style:style>
    <style:style style:name="P336" style:parent-style-name="Standard" style:family="paragraph">
      <style:text-properties fo:language="ru" fo:country="RU"/>
    </style:style>
    <style:style style:name="P337" style:parent-style-name="Standard" style:family="paragraph">
      <style:text-properties fo:language="ru" fo:country="RU"/>
    </style:style>
    <style:style style:name="P338" style:parent-style-name="Standard" style:family="paragraph">
      <style:text-properties fo:language="ru" fo:country="RU"/>
    </style:style>
    <style:style style:name="P339" style:parent-style-name="Standard" style:family="paragraph">
      <style:text-properties fo:language="ru" fo:country="RU"/>
    </style:style>
    <style:style style:name="P340" style:parent-style-name="Standard" style:family="paragraph">
      <style:text-properties fo:language="ru" fo:country="RU"/>
    </style:style>
    <style:style style:name="P341" style:parent-style-name="Standard" style:family="paragraph">
      <style:text-properties fo:language="ru" fo:country="RU"/>
    </style:style>
    <style:style style:name="P342" style:parent-style-name="Standard" style:family="paragraph">
      <style:text-properties fo:language="ru" fo:country="RU"/>
    </style:style>
    <style:style style:name="P343" style:parent-style-name="Standard" style:family="paragraph">
      <style:text-properties fo:language="ru" fo:country="RU"/>
    </style:style>
    <style:style style:name="P344" style:parent-style-name="Standard" style:family="paragraph">
      <style:text-properties fo:language="ru" fo:country="RU"/>
    </style:style>
    <style:style style:name="P345" style:parent-style-name="Standard" style:family="paragraph">
      <style:text-properties fo:language="ru" fo:country="RU"/>
    </style:style>
    <style:style style:name="P346" style:parent-style-name="Standard" style:family="paragraph">
      <style:text-properties fo:language="ru" fo:country="RU"/>
    </style:style>
    <style:style style:name="P347" style:parent-style-name="Standard" style:family="paragraph">
      <style:text-properties fo:language="ru" fo:country="RU"/>
    </style:style>
    <style:style style:name="P348" style:parent-style-name="Standard" style:family="paragraph">
      <style:text-properties fo:language="ru" fo:country="RU"/>
    </style:style>
    <style:style style:name="P349" style:parent-style-name="Standard" style:family="paragraph">
      <style:text-properties fo:language="ru" fo:country="RU"/>
    </style:style>
    <style:style style:name="P350" style:parent-style-name="Standard" style:family="paragraph">
      <style:text-properties fo:language="ru" fo:country="RU"/>
    </style:style>
    <style:style style:name="P351" style:parent-style-name="Standard" style:family="paragraph">
      <style:text-properties fo:language="ru" fo:country="RU"/>
    </style:style>
    <style:style style:name="P352" style:parent-style-name="Standard" style:family="paragraph">
      <style:text-properties fo:language="ru" fo:country="RU"/>
    </style:style>
    <style:style style:name="T353" style:parent-style-name="Основнойшрифтабзаца" style:family="text">
      <style:text-properties fo:language="ru" fo:country="RU"/>
    </style:style>
    <style:style style:name="T354" style:parent-style-name="Основнойшрифтабзаца" style:family="text">
      <style:text-properties fo:language="ru" fo:country="RU"/>
    </style:style>
    <style:style style:name="P355" style:parent-style-name="Standard" style:family="paragraph">
      <style:text-properties fo:language="ru" fo:country="RU"/>
    </style:style>
    <style:style style:name="P356" style:parent-style-name="Standard" style:family="paragraph">
      <style:text-properties fo:language="ru" fo:country="RU"/>
    </style:style>
    <style:style style:name="P357" style:parent-style-name="Standard" style:family="paragraph">
      <style:text-properties fo:language="ru" fo:country="RU"/>
    </style:style>
    <style:style style:name="P358" style:parent-style-name="Standard" style:family="paragraph">
      <style:text-properties fo:language="ru" fo:country="RU"/>
    </style:style>
    <style:style style:name="P359" style:parent-style-name="Standard" style:family="paragraph">
      <style:text-properties fo:language="ru" fo:country="RU"/>
    </style:style>
    <style:style style:name="P360" style:parent-style-name="Standard" style:family="paragraph">
      <style:text-properties fo:language="ru" fo:country="RU"/>
    </style:style>
  </office:automatic-styles>
  <office:body>
    <office:text text:use-soft-page-breaks="true">
      <text:p text:style-name="P1">Общие сведения</text:p>
      <text:p text:style-name="Standard"><text:span text:style-name="T2">-</text:span><text:span text:style-name="T3"><text:tab/>полное наименование:<text:s/></text:span>Storage<text:span text:style-name="T4"><text:s/></text:span>Cloud<text:span text:style-name="T5">;</text:span></text:p>
      <text:p text:style-name="Standard"><text:span text:style-name="T6">-</text:span><text:span text:style-name="T7"><text:tab/>условное наименование:<text:s/></text:span>SC<text:span text:style-name="T8">;</text:span></text:p>
      <text:p text:style-name="Standard"><text:span text:style-name="T9">-</text:span><text:span text:style-name="T10"><text:tab/>шифр темы:<text:s/></text:span>SC<text:span text:style-name="T11">;</text:span></text:p>
      <text:p text:style-name="P12">-<text:tab/><text:s/>шифр (номер) договора: 12345; <text:s/></text:p>
      <text:p text:style-name="P13">-<text:tab/>наименование предприятий разработчика и заказчика системы, их реквизиты;</text:p>
      <text:p text:style-name="P14">-<text:tab/>перечень<text:s/><text:tab/>документов,<text:s/><text:tab/>на<text:s/><text:tab/>основании<text:s/><text:tab/>которых создается ИС: техническое задание, бизнес – требование, технический проект, план проекта, тестовая документация;</text:p>
      <text:p text:style-name="P15">-<text:tab/>плановые сроки начала и окончания работ: 10.04 2024 – 10.08.2024;</text:p>
      <text:p text:style-name="P16">-<text:tab/>сведения об источниках и порядке финансирования работ: две крепкие охоты;</text:p>
      <text:p text:style-name="P17">-<text:tab/>порядок оформления и предъявления заказчику результатов работ по созданию системы, её частей и отдельных средств: создание демо – версии или прототипа, предоставление отчетов и промежуточных результатов, проведение тестирования,<text:s/></text:p>
      <text:p text:style-name="P18">Назначение и цели создания (развития) системы<text:s/><text:tab/>-<text:tab/>система автоматизации сохранения данных и синхронизации пользователей с облаком;</text:p>
      <text:p text:style-name="P19">-<text:tab/>Сервера для развертываний, использование на ПК и мобильных устройствах;</text:p>
      <text:p text:style-name="P20">-<text:tab/>наименования и требуемые значения технических, технологических, производственно-экономических и др. показателей объекта, которые должны быть достигнуты при внедрении ИС.</text:p>
      <text:p text:style-name="P21">Характеристика объектов автоматизации<text:tab/>-<text:tab/>Автоматизация сохранения данных в облако и последующее их использование</text:p>
      <text:p text:style-name="P22">-<text:tab/>Любые условия эксплуатации, любое место любое время. На любых устройствах</text:p>
      <text:p text:style-name="P23">Требования к системе<text:s/><text:tab/></text:p>
      <text:p text:style-name="P24">Требования к системе в целом:<text:s/></text:p>
      <text:p text:style-name="P25">-<text:tab/>Аппаратное обеспечение:</text:p>
      <text:p text:style-name="P26">-<text:tab/>Серверы: Высокопроизводительные серверы с достаточным количеством ядер процессора, оперативной памяти и дискового пространства.</text:p>
      <text:p text:style-name="Standard"><text:span text:style-name="T27">-</text:span><text:span text:style-name="T28"><text:tab/>Массивы хранения: Быстрые и отказоустойчивые массивы хранения, такие как твердотельные накопители (</text:span>SSD<text:span text:style-name="T29">) или жесткие диски предприятия.</text:span></text:p>
      <text:p text:style-name="P30">-<text:tab/>Сетевое оборудование: Высокоскоростные сетевые соединения для передачи данных между клиентами и хранилищем.</text:p>
      <text:p text:style-name="P31">-<text:tab/>Программное обеспечение:</text:p>
      <text:p text:style-name="Standard"><text:span text:style-name="T32">-</text:span><text:span text:style-name="T33"><text:tab/>Операционная система: Оптимизированная для облачных вычислений операционная система, такая как<text:s/></text:span>Linux<text:span text:style-name="T34"><text:s/>или<text:s/></text:span>Windows<text:span text:style-name="T35"><text:s/></text:span>Server<text:span text:style-name="T36">.</text:span></text:p>
      <text:p text:style-name="Standard"><text:span text:style-name="T37">-</text:span><text:span text:style-name="T38"><text:tab/>Система управления хранилищем: Программное обеспечение для управления хранением и доступом к данным, такое как<text:s/></text:span>Ceph<text:span text:style-name="T39"><text:s/>или<text:s/></text:span>GlusterFS<text:span text:style-name="T40">.</text:span></text:p>
      <text:p text:style-name="Standard"><text:span text:style-name="T41">-</text:span><text:span text:style-name="T42"><text:tab/>Протоколы хранилища: Поддержка распространенных протоколов хранилища, таких как<text:s/></text:span>NFS<text:span text:style-name="T43">,<text:s/></text:span>SMB<text:span text:style-name="T44">,<text:s/></text:span>iSCSI<text:span text:style-name="T45"><text:s/>и<text:s/></text:span>S<text:span text:style-name="T46">3.</text:span></text:p>
      <text:p text:style-name="P47">-<text:tab/>Сеть:</text:p>
      <text:p text:style-name="P48">-<text:tab/>Пропускная способность: Высокая пропускная способность для быстрого доступа и передачи данных.</text:p>
      <text:p text:style-name="P49">-<text:tab/>Низкая задержка: Минимальная задержка для обеспечения отзывчивости приложений.</text:p>
      <text:p text:style-name="P50">-<text:tab/>Надежность: Надежная и стабильная сеть для предотвращения прерываний в предоставлении услуг.</text:p>
      <text:p text:style-name="P51">-<text:tab/>Безопасность:</text:p>
      <text:p text:style-name="P52">-<text:tab/>Шифрование: Шифрование данных на всех уровнях для защиты от несанкционированного доступа.</text:p>
      <text:p text:style-name="P53">-<text:tab/>Авторизация и аутентификация: Механизмы для управления доступом пользователей к данным и предотвращения несанкционированного доступа.</text:p>
      <text:p text:style-name="P54">-<text:tab/>Резервное копирование и восстановление: Регулярное резервное копирование данных для защиты от потери данных и обеспечение быстрого восстановления в случае сбоев.</text:p>
      <text:p text:style-name="P55">-<text:tab/>Масштабируемость:</text:p>
      <text:p text:style-name="P56">-<text:tab/>Горизонтальная масштабируемость: Возможность добавлять или удалять серверы для удовлетворения растущих потребностей в хранении.</text:p>
      <text:p text:style-name="P57">-<text:tab/>Вертикальная масштабируемость: Возможность увеличивать емкость существующих серверов для обработки больших объемов данных.</text:p>
      <text:p text:style-name="P58">-<text:tab/>Доступность:</text:p>
      <text:p text:style-name="P59">-<text:tab/>Высокая доступность: Способность системы оставаться доступной даже при сбоях оборудования или программного обеспечения.</text:p>
      <text:p text:style-name="P60">-<text:tab/>Отказоустойчивость: Возможность системы переключаться на резервные компоненты в случае сбоя.</text:p>
      <text:p text:style-name="P61">-<text:tab/>Поддержка: Круглосуточная поддержка от поставщика облачного хранилища для решения проблем и устранения неполадок.</text:p>
      <text:p text:style-name="P62">-<text:tab/>требования к персоналу:</text:p>
      <text:p text:style-name="P63">-<text:tab/>Технические навыки:</text:p>
      <text:p text:style-name="Standard"><text:span text:style-name="T64">-</text:span><text:span text:style-name="T65"><text:tab/>Опыт работы с платформами облачного хранения (</text:span>AWS<text:span text:style-name="T66"><text:s/></text:span>S<text:span text:style-name="T67">3,<text:s/></text:span>Azure<text:span text:style-name="T68"><text:s/></text:span>Blob<text:span text:style-name="T69"><text:s/></text:span>Storage<text:span text:style-name="T70">,<text:s/></text:span>Google<text:span text:style-name="T71"><text:s/></text:span>Cloud<text:span text:style-name="T72"><text:s/></text:span>Storage<text:span text:style-name="T73">);</text:span></text:p>
      <text:p text:style-name="Standard"><text:span text:style-name="T74">-</text:span><text:span text:style-name="T75"><text:tab/>Знание протоколов передачи данных и интерфейсов<text:s/></text:span>API<text:span text:style-name="T76"><text:s/>(</text:span>SFTP<text:span text:style-name="T77">,<text:s/></text:span>RESTful<text:span text:style-name="T78"><text:s/></text:span>API<text:span text:style-name="T79">);</text:span></text:p>
      <text:p text:style-name="Standard"><text:span text:style-name="T80">-</text:span><text:span text:style-name="T81"><text:tab/>Навыки управления данными и базами данных (базы данных<text:s/></text:span>SQL<text:span text:style-name="T82"><text:s/>и<text:s/></text:span>NoSQL<text:span text:style-name="T83">);</text:span></text:p>
      <text:p text:style-name="P84">-<text:tab/>Понимание управления жизненным циклом данных и методов хранения;</text:p>
      <text:p text:style-name="P85">-<text:tab/>Знакомство с системами безопасности и управления доступом в облачных хранилищах.</text:p>
      <text:p text:style-name="P86">Опыт:</text:p>
      <text:p text:style-name="P87">-<text:tab/>Опыт работы с облачными вычислениями и управлением данными;</text:p>
      <text:p text:style-name="P88">-<text:tab/>Опыт разработки и внедрения решений для хранения данных;</text:p>
      <text:p text:style-name="P89">-<text:tab/>Знание нормативных требований к хранению и управлению данными;</text:p>
      <text:p text:style-name="P90">-<text:tab/>Понимание требований к доступности, производительности и масштабируемости;</text:p>
      <text:p text:style-name="P91">-<text:tab/>Навыки общего характера:</text:p>
      <text:p text:style-name="P92">-<text:tab/>Аналитические и навыки решения проблем</text:p>
      <text:p text:style-name="P93">-<text:tab/>Сильные коммуникативные и межличностные навыки;</text:p>
      <text:p text:style-name="P94">-<text:tab/>Умение работать в команде и самостоятельно;</text:p>
      <text:p text:style-name="P95">-<text:tab/>Увлеченность технологиями и готовность к обучению.</text:p>
      <text:p text:style-name="P96">-<text:tab/>Дополнительные желательные навыки:</text:p>
      <text:p text:style-name="Standard"><text:span text:style-name="T97">-</text:span><text:span text:style-name="T98"><text:tab/>Сертификация в области облачных технологий (</text:span>AWS<text:span text:style-name="T99"><text:s/></text:span>Certified<text:span text:style-name="T100"><text:s/></text:span>Cloud<text:span text:style-name="T101"><text:s/></text:span>Practitioner<text:span text:style-name="T102">,<text:s/></text:span>Azure<text:span text:style-name="T103"><text:s/></text:span>Solutions<text:span text:style-name="T104"><text:s/></text:span>Architect<text:span text:style-name="T105">);</text:span></text:p>
      <text:p text:style-name="P106">-<text:tab/>Знание технологий больших данных и искусственного интеллекта;</text:p>
      <text:p text:style-name="P107">-<text:tab/>Опыт в области управления мультиоблачным хранилищем;</text:p>
      <text:p text:style-name="P108">-<text:tab/>Понимание методов шифрования и защиты данных.</text:p>
      <text:p text:style-name="P109">-<text:tab/>Обязанности:</text:p>
      <text:p text:style-name="P110">-<text:tab/>Планирование, разработка и реализация стратегий хранения в облаке;</text:p>
      <text:p text:style-name="P111">-<text:tab/>Оптимизация хранилища данных для повышения эффективности и сокращения затрат;</text:p>
      <text:p text:style-name="P112">-<text:tab/>Управление жизненным циклом данных и реализация политик управления данными;</text:p>
      <text:p text:style-name="P113">-<text:tab/>Обеспечение безопасности и соответствия требованиям хранимых данных;</text:p>
      <text:p text:style-name="P114">-<text:tab/>Мониторинг и управление производительностью и доступностью систем хранения данных;</text:p>
      <text:p text:style-name="P115">-<text:tab/>Сотрудничество с другими ИТ-отделами и заинтересованными сторонами для разработки и внедрения решений для хранения данных.</text:p>
      <text:p text:style-name="P116"/>
      <text:p text:style-name="P117">Показатели назначения:</text:p>
      <text:p text:style-name="P118">Масштабируемость: Возможность увеличивать или уменьшать объем хранилища в соответствии с меняющимися потребностями, обеспечивая при этом оптимальную производительность.</text:p>
      <text:p text:style-name="P119">Эластичность: Способность автоматически выделять и освобождать ресурсы хранения по мере необходимости, обеспечивая гибкость и эффективность затрат.</text:p>
      <text:p text:style-name="P120">Доступность: Обеспечение высокого уровня доступности и безотказной работы хранилища, гарантируя, что данные всегда доступны для доступа и восстановления.</text:p>
      <text:p text:style-name="P121">Надежность: Способность хранилища защищать данные от потери или повреждения, обеспечивая избыточность и механизмы резервного копирования.</text:p>
      <text:p text:style-name="P122">Управление жизненным циклом данных: Возможность автоматизировать управление данными, включая перемещение данных между уровнями хранения, что оптимизирует затраты и соответствует требованиям нормативно-правового соответствия.</text:p>
      <text:p text:style-name="P123">Интеграция: Способность хранилища интегрироваться с другими облачными службами и сторонними приложениями, обеспечивая бесшовные рабочие процессы.</text:p>
      <text:p text:style-name="P124">Управляемость: Возможность легко управлять хранилищем, включая мониторинг, оповещения и автоматизацию задач, что упрощает операции и устранение неполадок.</text:p>
      <text:p text:style-name="P125">Поддержка различных типов данных: Поддержка широкого спектра типов данных, включая неструктурированные данные, такие как файлы и мультимедиа, а также структурированные данные, такие как базы данных.</text:p>
      <text:p text:style-name="P126">Геоизбыточность: Возможность репликации данных в нескольких географических регионах, обеспечивая защиту от сбоев и соблюдение требований резидентности данных.</text:p>
      <text:p text:style-name="P127">-<text:tab/>требования к надежности, безопасности, эргономике, транспортабельности, эксплуатации, техническому обслуживанию и ремонту, защите и сохранности информации, защите от внешних воздействий, к патентной чистоте, по стандартизации и унификации.</text:p>
      <text:p text:style-name="P128">Требования к функциям (по подсистемам):<text:s/></text:p>
      <text:p text:style-name="P129">-<text:tab/>Подсистема: Автоматизация задач</text:p>
      <text:p text:style-name="P130">-<text:tab/>Перечень подлежащих автоматизации задач:</text:p>
      <text:p text:style-name="P131">-<text:tab/>Создание и отправка электронных писем</text:p>
      <text:p text:style-name="P132">-<text:tab/>Планирование встреч и управление календарем</text:p>
      <text:p text:style-name="P133">-<text:tab/>Обработка и анализ данных</text:p>
      <text:p text:style-name="P134">-<text:tab/>Создание и управление документами</text:p>
      <text:p text:style-name="P135">-<text:tab/>Обслуживание клиентов и поддержка</text:p>
      <text:p text:style-name="P136">-<text:tab/>Временной регламент реализации каждой функции:</text:p>
      <text:p text:style-name="P137">-<text:tab/>Создание и отправка электронных писем: Немедленная</text:p>
      <text:p text:style-name="P138">-<text:tab/>Планирование встреч и управление календарем: В течение1месяца</text:p>
      <text:p text:style-name="P139">-<text:tab/>Обработка и анализ данных: В течение 3 месяцев</text:p>
      <text:p text:style-name="P140">-<text:tab/>Создание и управление документами: В течение 6 месяцев</text:p>
      <text:p text:style-name="P141">-<text:tab/>Обслуживание клиентов и поддержка: В течение 12 месяцев</text:p>
      <text:p text:style-name="P142">-<text:tab/>Подсистема: Отчетность и аналитика</text:p>
      <text:p text:style-name="P143">-<text:tab/>Перечень подлежащих автоматизации задач:</text:p>
      <text:p text:style-name="P144">-<text:tab/>Создание и отправка отчетов</text:p>
      <text:p text:style-name="P145">-<text:tab/>Анализ данных о производительности</text:p>
      <text:p text:style-name="P146">-<text:tab/>Выявление тенденций и закономерностей</text:p>
      <text:p text:style-name="P147">-<text:tab/>Предоставление бизнес-рекомендаций</text:p>
      <text:p text:style-name="P148">-<text:tab/>Временной регламент реализации каждой функции:</text:p>
      <text:p text:style-name="P149">-<text:tab/>Создание и отправка отчетов: Немедленная</text:p>
      <text:p text:style-name="P150">-<text:tab/>Анализ данных о производительности: В течение 1 месяца</text:p>
      <text:p text:style-name="P151">-<text:tab/>Выявление тенденций и закономерностей: В течение 3 месяцев</text:p>
      <text:p text:style-name="P152">-<text:tab/>Предоставление бизнес-рекомендаций: В течение 6 месяцев</text:p>
      <text:p text:style-name="P153">-<text:tab/>Подсистема: Интеграция и безопасность</text:p>
      <text:p text:style-name="P154">-<text:tab/>Перечень подлежащих автоматизации задач:</text:p>
      <text:p text:style-name="P155">-<text:tab/>Интеграция с существующими системами</text:p>
      <text:p text:style-name="P156">-<text:tab/>Обеспечение безопасности и конфиденциальности данных</text:p>
      <text:p text:style-name="P157">-<text:tab/>Управление доступом пользователей</text:p>
      <text:p text:style-name="P158">-<text:tab/>Временной регламент реализации каждой функции:</text:p>
      <text:p text:style-name="P159">-<text:tab/>Интеграция с существующими системами: В течение 3 месяцев</text:p>
      <text:p text:style-name="P160">-<text:tab/>Обеспечение безопасности и конфиденциальности данных: Непрерывная</text:p>
      <text:p text:style-name="P161">-<text:tab/>Управление доступом пользователей: Немедленная</text:p>
      <text:p text:style-name="P162">-<text:tab/>;</text:p>
      <text:p text:style-name="P163">-<text:tab/>требования к качеству реализации каждой функции, к форме<text:s/><text:tab/>представления<text:s/><text:tab/>выходной<text:s/><text:tab/>информации, характеристики<text:s/><text:tab/>точности,<text:s/><text:tab/>достоверности<text:s/><text:tab/>выдачи результатов;</text:p>
      <text:p text:style-name="P164">-<text:tab/>перечень и критерии отказов.</text:p>
      <text:p text:style-name="P165">Требования к видам обеспечения:</text:p>
      <text:p text:style-name="P166">-<text:tab/>Теория графов: моделирование архитектуры хранилища, распределения данных и маршрутизации запросов.</text:p>
      <text:p text:style-name="P167">-<text:tab/>Оптимизация: минимизация времени отклика, расходов на хранение и энергопотребление.</text:p>
      <text:p text:style-name="P168">-<text:tab/>Вероятностная теория: прогнозирование спроса на хранение, анализ отказов и самовосстановление.</text:p>
      <text:p text:style-name="P169">-<text:tab/>Линейное программирование: распределение ресурсов, планирование размещения данных и управление емкостью.</text:p>
      <text:p text:style-name="P170">-<text:tab/>Статистический анализ: мониторинг производительности, обнаружение аномалий и создание прогнозов.</text:p>
      <text:p text:style-name="P171">-<text:tab/>Типовые и разрабатываемые алгоритмы:</text:p>
      <text:p text:style-name="P172">-<text:tab/>Алгоритмы поиска: быстрое и эффективное извлечение данных из хранилища.</text:p>
      <text:p text:style-name="P173">-<text:tab/>Алгоритмы кодирования: сжатие и дедупликация данных для экономии места.</text:p>
      <text:p text:style-name="P174">-<text:tab/>Алгоритмы управления кэшем: оптимизация доступа к часто используемым данным.</text:p>
      <text:p text:style-name="P175">-<text:tab/>Распределенные алгоритмы: обеспечение согласованности и доступности данных в распределенных средах.</text:p>
      <text:p text:style-name="P176">-<text:tab/>Алгоритмы репликации: создание и управление репликами данных для повышения надежности и производительности.</text:p>
      <text:p text:style-name="P177">-<text:tab/>Разрабатываемые алгоритмы:</text:p>
      <text:p text:style-name="P178">-<text:tab/>Алгоритмы машинного обучения: автоматизация управления хранилищем, предсказательное моделирование и оптимизация производительности.</text:p>
      <text:p text:style-name="P179">-<text:tab/>Нейросети: анализ журналов доступа и оптимизация политик хранения.</text:p>
      <text:p text:style-name="P180">-<text:tab/>Блокчейн: обеспечение неизменяемости и прозрачности данных хранилища.</text:p>
      <text:p text:style-name="P181">-<text:tab/>информационному (состав, структура и организация данных, обмен данными между компонентами системы, информационная совместимость со смежными системами, используемые классификаторы, СУБД, контроль процедуры данных и ведение информационных массивов, придания юридической силы выходным документам): Состав, структура и организация данных:</text:p>
      <text:p text:style-name="P182">-<text:tab/>Поддержка различных типов данных, таких как документы, изображения, видео и аудио.</text:p>
      <text:p text:style-name="P183">-<text:tab/>Иерархическая или плоская структура каталогов для организации данных.</text:p>
      <text:p text:style-name="P184">-<text:tab/>Механизмы именования и тегирования для эффективного поиска и извлечения.</text:p>
      <text:p text:style-name="P185">-<text:tab/>Обмен данными между компонентами системы:</text:p>
      <text:p text:style-name="Standard"><text:span text:style-name="T186">-</text:span><text:span text:style-name="T187"><text:tab/>Стандартизованные интерфейсы<text:s/></text:span>API<text:span text:style-name="T188"><text:s/>для интеграции с различными приложениями и сервисами.</text:span></text:p>
      <text:p text:style-name="P189">-<text:tab/>Протоколы передачи данных для обеспечения надежного и эффективного обмена.</text:p>
      <text:p text:style-name="P190">-<text:tab/>Средства управления доступом для защиты данных от несанкционированного доступа.</text:p>
      <text:p text:style-name="P191">-<text:tab/>Информационная совместимость со смежными системами:</text:p>
      <text:p text:style-name="P192">-<text:tab/>Соответствие отраслевым стандартам и форматам данных для беспрепятственного обмена данными.</text:p>
      <text:p text:style-name="Standard"><text:span text:style-name="T193">-</text:span><text:span text:style-name="T194"><text:tab/>Поддержка различных методов передачи данных, таких как<text:s/></text:span>FTP<text:span text:style-name="T195">,<text:s/></text:span>HTTP<text:span text:style-name="T196"><text:s/>и<text:s/></text:span>HTTPS<text:span text:style-name="T197">.</text:span></text:p>
      <text:p text:style-name="P198">-<text:tab/>Механизмы преобразования данных для обеспечения совместимости с устаревшими системами.</text:p>
      <text:p text:style-name="P199">-<text:tab/>Используемые классификаторы:</text:p>
      <text:p text:style-name="P200">-<text:tab/>Интеграция с системами классификации для автоматического распознавания и категоризации данных.</text:p>
      <text:p text:style-name="P201">-<text:tab/>Поддержка пользовательских схем классификации для соответствия специфическим требованиям организации.</text:p>
      <text:p text:style-name="P202">-<text:tab/>Алгоритмы машинного обучения для повышения точности и эффективности классификации.</text:p>
      <text:p text:style-name="P203">-<text:tab/>СУБД:</text:p>
      <text:p text:style-name="P204">-<text:tab/>Выбор и интеграция подходящей СУБД для управления метаданными и обеспечения целостности данных.</text:p>
      <text:p text:style-name="Standard"><text:span text:style-name="T205">-</text:span><text:span text:style-name="T206"><text:tab/>Поддержка различных моделей данных, таких как реляционные,<text:s/></text:span>NoSQL<text:span text:style-name="T207"><text:s/>и гибридные.</text:span></text:p>
      <text:p text:style-name="P208">-<text:tab/>Механизмы резервного копирования и восстановления для обеспечения надежности данных.</text:p>
      <text:p text:style-name="P209">-<text:tab/>Контроль процедуры данных и ведение информационных массивов:</text:p>
      <text:p text:style-name="P210">-<text:tab/>Реализация политик управления данными для обеспечения соответствия нормативным требованиям и защиты конфиденциальности.</text:p>
      <text:p text:style-name="P211">-<text:tab/>Аудит и журналирование активности пользователей для отслеживания доступа к данным и изменений.</text:p>
      <text:p text:style-name="P212">-<text:tab/>Циклы резервного копирования и архивирования для сохранения исторических данных и обеспечения восстановления в случае сбоя.</text:p>
      <text:p text:style-name="P213">-<text:tab/>Придание юридической силы выходным документам:</text:p>
      <text:p text:style-name="P214">-<text:tab/>Интеграция с системами электронной подписи для придания юридической силы документам, хранящимся в облачном хранилище.</text:p>
      <text:p text:style-name="P215">-<text:tab/>Поддержка электронных подписей и цифровых сертификатов для обеспечения подлинности и целостности документов.</text:p>
      <text:p text:style-name="P216">-<text:tab/>Аудиторские следы для отслеживания истории подписания документов и обеспечения их неизменности.</text:p>
      <text:p text:style-name="P217">-<text:tab/></text:p>
      <text:p text:style-name="P218">-<text:tab/>лингвистическому (языки программирования, языки взаимодействия пользователей с системой, системы кодирования, языки ввода- вывода):<text:s/></text:p>
      <text:p text:style-name="Standard"><text:span text:style-name="T219">-</text:span><text:span text:style-name="T220"><text:tab/>Языки программирования:<text:s/></text:span>Python<text:span text:style-name="T221">,<text:s/></text:span>Java<text:span text:style-name="T222">,<text:s/></text:span>C<text:span text:style-name="T223">++,<text:s/></text:span>JavaScript<text:span text:style-name="T224">,<text:s/></text:span>SQL</text:p>
      <text:p text:style-name="P225">-<text:tab/>Языки взаимодействия пользователей с системой: естественный язык, пользовательский интерфейс.</text:p>
      <text:p text:style-name="Standard"><text:span text:style-name="T226">-</text:span><text:span text:style-name="T227"><text:tab/>Системы кодирования:<text:s/></text:span>Base<text:span text:style-name="T228">64,<text:s/></text:span>UTF<text:span text:style-name="T229">-8,<text:s/></text:span>ASCII</text:p>
      <text:p text:style-name="Standard"><text:span text:style-name="T230">-</text:span><text:span text:style-name="T231"><text:tab/>Языки ввода-вывода:<text:s/></text:span>HTML<text:span text:style-name="T232">,<text:s/></text:span>CSS<text:span text:style-name="T233">,<text:s/></text:span>JSON</text:p>
      <text:p text:style-name="Standard">-<text:tab/>Для облачного хранения</text:p>
      <text:p text:style-name="Standard">-<text:tab/>Amazon S3</text:p>
      <text:p text:style-name="Standard">-<text:tab/>Microsoft Azure Blob Storage</text:p>
      <text:p text:style-name="Standard">-<text:tab/>Google Cloud Storage</text:p>
      <text:p text:style-name="Standard">-<text:tab/>IBM CloudObjectStorage *DigitalOcean Spaces</text:p>
      <text:p text:style-name="P234">-<text:tab/></text:p>
      <text:p text:style-name="Standard"><text:span text:style-name="T235">-</text:span><text:span text:style-name="T236"><text:tab/>программному (независимость программных средств от платформы, качество программных средств и способы его контроля, использование фондов алгоритмов и программ): Независимость программных средств от платформы:<text:s/></text:span>Java<text:span text:style-name="T237">,<text:s/></text:span>Python<text:span text:style-name="T238"><text:s/>(с использованием виртуальной среды), веб-приложения</text:span></text:p>
      <text:p text:style-name="P239">-<text:tab/>Качество программных средств и способы его контроля: тестирование, анализ покрытия кода</text:p>
      <text:p text:style-name="Standard"><text:span text:style-name="T240">-</text:span><text:span text:style-name="T241"><text:tab/>Использование фондов алгоритмов и программ:<text:s/></text:span>NumPy<text:span text:style-name="T242">,<text:s/></text:span>SciPy<text:span text:style-name="T243">,<text:s/></text:span>TensorFlow</text:p>
      <text:p text:style-name="P244">-<text:tab/>Для облачного хранения</text:p>
      <text:p text:style-name="Standard"><text:span text:style-name="T245">-</text:span><text:span text:style-name="T246"><text:tab/>Поддержка нескольких платформ:<text:s/></text:span>Amazon<text:span text:style-name="T247"><text:s/></text:span>S<text:span text:style-name="T248">3,<text:s/></text:span>Microsoft<text:span text:style-name="T249"><text:s/></text:span>Azure<text:span text:style-name="T250"><text:s/></text:span>Blob<text:span text:style-name="T251"><text:s/></text:span>Storage<text:span text:style-name="T252">,<text:s/></text:span>Google<text:span text:style-name="T253"><text:s/></text:span>Cloud<text:span text:style-name="T254"><text:s/></text:span>Storage</text:p>
      <text:p text:style-name="P255">-<text:tab/>Высокая надежность: Резервирование данных, восстановление после сбоев</text:p>
      <text:p text:style-name="P256">-<text:tab/>Масштабируемость: Возможность обработки больших объемов данных</text:p>
      <text:p text:style-name="Standard"><text:span text:style-name="T257">-</text:span><text:span text:style-name="T258"><text:tab/>Кроме того, для облачного хранения можно использовать программные интерфейсы (</text:span>API<text:span text:style-name="T259">), такие как:</text:span></text:p>
      <text:p text:style-name="Standard">-<text:tab/>Amazon S3 API</text:p>
      <text:p text:style-name="Standard">-<text:tab/>Azure Storage API</text:p>
      <text:p text:style-name="Standard"><text:span text:style-name="T260">-</text:span><text:span text:style-name="T261"><text:tab/></text:span>Google<text:span text:style-name="T262"><text:s/></text:span>Cloud<text:span text:style-name="T263"><text:s/></text:span>Storage<text:span text:style-name="T264"><text:s/></text:span>API</text:p>
      <text:p text:style-name="P265">-<text:tab/></text:p>
      <text:p text:style-name="P266">-<text:tab/></text:p>
      <text:p text:style-name="P267">-<text:tab/></text:p>
      <text:p text:style-name="P268"/>
      <text:p text:style-name="P269">-<text:tab/>организационному (структура и функции эксплуатирующих подразделений, защита от ошибочных действий персонала): Структура и функции эксплуатирующих подразделений</text:p>
      <text:p text:style-name="P270">-<text:tab/>Разделение обязанностей между различными подразделениями (например, администраторы, пользователи, служба безопасности)</text:p>
      <text:p text:style-name="P271">-<text:tab/>Определение четких ролей и полномочий для каждого подразделения</text:p>
      <text:p text:style-name="P272">-<text:tab/>Установление процедур утверждения для критических операций (например, удаление данных)</text:p>
      <text:p text:style-name="P273">-<text:tab/>Защита от ошибочных действий персонала</text:p>
      <text:p text:style-name="P274">-<text:tab/>Обучение персонала надлежащим методам работы с облачным хранилищем</text:p>
      <text:p text:style-name="P275">-<text:tab/>Реализация многофакторной аутентификации для доступа к облачному хранилищу</text:p>
      <text:p text:style-name="P276">-<text:tab/>Использование автоматизированных инструментов для обнаружения и предотвращения ошибок (например, системы мониторинга)</text:p>
      <text:p text:style-name="P277">-<text:tab/>Резервное копирование данных в несколько мест для защиты от случайного удаления или повреждения</text:p>
      <text:p text:style-name="P278">-<text:tab/>Дополнительно</text:p>
      <text:p text:style-name="P279">-<text:tab/>Регулярный аудит для оценки рисков и соответствия процедурам</text:p>
      <text:p text:style-name="Standard"><text:span text:style-name="T280">-</text:span><text:span text:style-name="T281"><text:tab/>Внедрение политик управления доступом на основе ролей (</text:span>RBAC<text:span text:style-name="T282">) для ограничения доступа данным только авторизованным пользователям</text:span></text:p>
      <text:p text:style-name="P283">-<text:tab/>Использование шифрования для защиты данных как при хранении, так и при передаче</text:p>
      <text:p text:style-name="P284">-<text:tab/></text:p>
      <text:p text:style-name="P285">-<text:tab/>методическому (состав нормативно-технической документации: Введение</text:p>
      <text:p text:style-name="P286">-<text:tab/>Определение облачного хранения и его преимущества</text:p>
      <text:p text:style-name="P287">-<text:tab/>Цель руководства</text:p>
      <text:p text:style-name="P288">-<text:tab/>Нормативные требования</text:p>
      <text:p text:style-name="P289">-<text:tab/>Международные и отраслевые стандарты, относящиеся к облачному хранению</text:p>
      <text:p text:style-name="P290">-<text:tab/>Правовые и нормативные вопросы, связанные с хранением данных в облаке</text:p>
      <text:p text:style-name="P291">-<text:tab/>Техническая документация</text:p>
      <text:p text:style-name="P292">-<text:tab/>Типы технической документации для облачного хранения (архитектурные документы, соглашения об уровне обслуживания и т. д.)</text:p>
      <text:p text:style-name="P293">-<text:tab/>Требования к содержанию и структуре документации</text:p>
      <text:p text:style-name="P294">-<text:tab/>Рекомендации по написанию и проверке документации</text:p>
      <text:p text:style-name="P295">-<text:tab/>Проведение процесса согласования</text:p>
      <text:p text:style-name="P296">-<text:tab/>Роли и обязанности участников процесса</text:p>
      <text:p text:style-name="P297">-<text:tab/>Этапы процесса согласования</text:p>
      <text:p text:style-name="P298">-<text:tab/>Инструменты и шаблоны для облегчения согласования</text:p>
      <text:p text:style-name="P299">-<text:tab/>Управление документацией</text:p>
      <text:p text:style-name="P300">-<text:tab/>Системы управления документами для хранения и контроля версий</text:p>
      <text:p text:style-name="P301">-<text:tab/>Процедуры управления и архивирования документов</text:p>
      <text:p text:style-name="P302">-<text:tab/>Мониторинг и аудит</text:p>
      <text:p text:style-name="P303">-<text:tab/>Показатели для мониторинга соответствия требованиям</text:p>
      <text:p text:style-name="P304">-<text:tab/>Типы аудитов, которые следует проводить</text:p>
      <text:p text:style-name="P305">-<text:tab/>Процедуры реагирования на результаты аудита</text:p>
      <text:p text:style-name="P306">-<text:tab/>Лучшие практики</text:p>
      <text:p text:style-name="P307">-<text:tab/>Обзор лучших практик в отрасли по составлению нормативно-технической документации</text:p>
      <text:p text:style-name="P308">-<text:tab/>Рекомендации по обеспечению соответствия, безопасности и эффективности</text:p>
      <text:p text:style-name="P309">-<text:tab/>Примеры</text:p>
      <text:p text:style-name="P310">-<text:tab/>Примеры нормативных и технических документов, связанных с облачным хранением</text:p>
      <text:p text:style-name="P311">-<text:tab/>Исследования случаев, демонстрирующие эффективное использование руководств и процедур</text:p>
      <text:p text:style-name="P312">-<text:tab/>Заключение</text:p>
      <text:p text:style-name="P313">-<text:tab/>Резюме основных моментов руководства</text:p>
      <text:p text:style-name="P314">-<text:tab/>Важность соответствия требованиям и лучшие практики</text:p>
      <text:p text:style-name="P315">-<text:tab/>Дальнейшие рекомендации-<text:tab/></text:p>
      <text:p text:style-name="P316"><text:tab/></text:p>
      <text:p text:style-name="P317">Состав и содержание работ по созданию системы<text:s/><text:tab/>-<text:tab/>перечень стадий и этапов работ: 1.Планирование</text:p>
      <text:p text:style-name="P318">-<text:tab/>Определение целей и требований бизнеса</text:p>
      <text:p text:style-name="P319">-<text:tab/>Выбор поставщика облачных услуг и тарифного плана</text:p>
      <text:p text:style-name="P320">-<text:tab/>Разработка плана миграции данных</text:p>
      <text:p text:style-name="P321">-<text:tab/>2. Миграция данных</text:p>
      <text:p text:style-name="P322">-<text:tab/>Перенос данных из локальных систем в облачное хранилище</text:p>
      <text:p text:style-name="P323">-<text:tab/>Использование инструментов и сервисов для автоматизации миграции</text:p>
      <text:p text:style-name="P324">-<text:tab/>Обеспечение целостности и безопасности данных во время миграции</text:p>
      <text:p text:style-name="P325">-<text:tab/>3. Интеграция приложений</text:p>
      <text:p text:style-name="P326">-<text:tab/>Интеграция облачных приложений со службами облачного хранилища</text:p>
      <text:p text:style-name="Standard"><text:span text:style-name="T327">-</text:span><text:span text:style-name="T328"><text:tab/>Разработка интерфейсов прикладного программирования (</text:span>API<text:span text:style-name="T329">) для доступа к данным из приложений</text:span></text:p>
      <text:p text:style-name="P330">-<text:tab/>Автоматизация рабочих процессов и бизнес-процессов с помощью облачного хранилища</text:p>
      <text:p text:style-name="P331">-<text:tab/>4. Оптимизация производительности</text:p>
      <text:p text:style-name="P332">-<text:tab/>Мониторинг производительности облачного хранилища</text:p>
      <text:p text:style-name="P333">-<text:tab/>Настройка параметров хранилища для повышения эффективности</text:p>
      <text:p text:style-name="P334">-<text:tab/>Использование кэширования, репликации и других функций для оптимизации доступа к данным</text:p>
      <text:p text:style-name="P335">-<text:tab/>5. Управление и поддержка</text:p>
      <text:p text:style-name="P336">-<text:tab/>Регулярное резервное копирование и восстановление данных</text:p>
      <text:p text:style-name="P337">-<text:tab/>Настройка прав доступа и управление безопасностью</text:p>
      <text:p text:style-name="P338">-<text:tab/>Устранение неполадок и поддержка облачного хранилища</text:p>
      <text:p text:style-name="P339">-<text:tab/>Этапы работ по внедрению облачного хранилища:</text:p>
      <text:p text:style-name="P340">-<text:tab/>1. Оценка и планирование</text:p>
      <text:p text:style-name="P341">-<text:tab/>Оценка текущих систем хранения</text:p>
      <text:p text:style-name="P342">-<text:tab/>Определение требований к облачному хранилищу</text:p>
      <text:p text:style-name="P343">-<text:tab/>Выбор поставщика и тарифного плана</text:p>
      <text:p text:style-name="P344">-<text:tab/>2. Подготовка к миграции</text:p>
      <text:p text:style-name="P345">-<text:tab/>Создание плана миграции</text:p>
      <text:p text:style-name="P346">-<text:tab/>Выбор и развертывание инструментов миграции</text:p>
      <text:p text:style-name="P347">-<text:tab/>Подготовка данных к миграции</text:p>
      <text:p text:style-name="P348">-<text:tab/>3. Миграция данных</text:p>
      <text:p text:style-name="P349">-<text:tab/>Выполнение миграции данных в облачное хранилище</text:p>
      <text:p text:style-name="P350">-<text:tab/>Мониторинг процесса миграции и устранение неполадок</text:p>
      <text:p text:style-name="P351">-<text:tab/>4. Интеграция приложений</text:p>
      <text:p text:style-name="P352">-<text:tab/>Интеграция облачных приложений с облачным хранилищем</text:p>
      <text:p text:style-name="Standard"><text:span text:style-name="T353">-</text:span><text:span text:style-name="T354"><text:tab/>Разработка и тестирование<text:s/></text:span>API</text:p>
      <text:p text:style-name="P355">-<text:tab/>Автоматизация бизнес-процессов</text:p>
      <text:p text:style-name="P356">-<text:tab/>5. Оптимизация и поддержка</text:p>
      <text:p text:style-name="P357">-<text:tab/>Настройка параметров хранилища</text:p>
      <text:p text:style-name="P358">-<text:tab/>Мониторинг производительности</text:p>
      <text:p text:style-name="P359">-<text:tab/>Планирование резервного копирования<text:s/></text:p>
      <text:p text:style-name="P360">-<text:tab/></text:p>
      <text:p text:style-name="Standard">-<text:tab/>Исполнители – Коснырев Кирилл, Мохов Даниил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S30</dc:creator>
    <meta:creation-date>2017-10-20T23:40:00Z</meta:creation-date>
    <dc:date>2024-04-20T08:27:00Z</dc:date>
    <meta:template xlink:href="Normal" xlink:type="simple"/>
    <meta:editing-cycles>3</meta:editing-cycles>
    <meta:editing-duration>PT120S</meta:editing-duration>
    <meta:document-statistic meta:page-count="1" meta:paragraph-count="37" meta:word-count="2768" meta:character-count="18513" meta:row-count="131" meta:non-whitespace-character-count="15782"/>
  </office:meta>
</office:document-meta>
</file>